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Matěji,</text:p>
      <text:p text:style-name="Normal">v tento svátek lásky mi dovol, abych ti připomenula jedinečnou souhru našich duší, kterou podtrhují andělé. Není náhoda, že sdílíme andělské číslo 9, znamení věčného přátelství a duchovního porozumění. Toto číslo pro nás není jen číslicí, ale symbolem naší spojenosti a společné cesty k poznání. Tvůj strážný anděl Ariel, ochránce přírodní krásy, nám připomíná, jak důležité je chránit to neporušené a čisté, co v nás a kolem nás je.</text:p>
      <text:p text:style-name="Normal">V tomto valentýnském přání ti chci vyjádřit obdiv k tvému laskavému srdci a otevřenosti, se kterou se stavíš k životním výzvám. Ať nás láska ke všemu živému a ochrana nádherného světa, který nás obklopuje, vedou naší cestou. Ať nám andělské číslo 9 připomíná, že ve vzájemné harmonii a porozumění můžeme společně dosáhnout velkých věcí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